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1aa" officeooo:paragraph-rsid="001211aa"/>
    </style:style>
    <style:style style:name="P2" style:family="paragraph" style:parent-style-name="Standard">
      <style:text-properties officeooo:rsid="0012d811" officeooo:paragraph-rsid="0012d811"/>
    </style:style>
    <style:style style:name="P3" style:family="paragraph" style:parent-style-name="Standard">
      <style:text-properties officeooo:rsid="0013691e" officeooo:paragraph-rsid="0013691e"/>
    </style:style>
    <style:style style:name="P4" style:family="paragraph" style:parent-style-name="Standard">
      <style:text-properties officeooo:rsid="0013a530" officeooo:paragraph-rsid="0013a530"/>
    </style:style>
    <style:style style:name="P5" style:family="paragraph" style:parent-style-name="Standard">
      <style:text-properties officeooo:rsid="00144163" officeooo:paragraph-rsid="00144163"/>
    </style:style>
    <style:style style:name="P6" style:family="paragraph" style:parent-style-name="Standard">
      <style:text-properties officeooo:rsid="0016dd9d" officeooo:paragraph-rsid="0016dd9d"/>
    </style:style>
    <style:style style:name="P7" style:family="paragraph" style:parent-style-name="Standard">
      <style:text-properties officeooo:rsid="00174e10" officeooo:paragraph-rsid="00174e10"/>
    </style:style>
    <style:style style:name="P8" style:family="paragraph" style:parent-style-name="Standard">
      <style:text-properties officeooo:rsid="00174e10" officeooo:paragraph-rsid="00174e10"/>
    </style:style>
    <style:style style:name="P9" style:family="paragraph" style:parent-style-name="Standard">
      <style:text-properties officeooo:rsid="0018f14d" officeooo:paragraph-rsid="0018f14d"/>
    </style:style>
    <style:style style:name="P10" style:family="paragraph" style:parent-style-name="Standard">
      <style:text-properties officeooo:rsid="00161186" officeooo:paragraph-rsid="0012d811"/>
    </style:style>
    <style:style style:name="P11" style:family="paragraph" style:parent-style-name="Standard">
      <style:text-properties officeooo:rsid="0013a530" officeooo:paragraph-rsid="0013a530"/>
    </style:style>
    <style:style style:name="T1" style:family="text">
      <style:text-properties officeooo:rsid="00191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→ controler si mail ou pass vide → backend plante !!</text:p>
      <text:p text:style-name="P1"/>
      <text:p text:style-name="P1">lien modifier a droite de la photo → voir pour alignement en hauteur.</text:p>
      <text:p text:style-name="P1"/>
      <text:p text:style-name="P2">Dans la JS de gestion de la modal ajouter le code pour gerer les lien en ‘#’ utiliser pour les bouttons modifier sans effet.</text:p>
      <text:p text:style-name="P2"/>
      <text:p text:style-name="P10"/>
      <text:p text:style-name="P3"/>
      <text:p text:style-name="P4">Verifier login.html plein de bug ?? <text:span text:style-name="T1">pas sur a voir</text:span></text:p>
      <text:p text:style-name="P4"/>
      <text:p text:style-name="P4"/>
      <text:p text:style-name="P5">code html ajout work dans modal</text:p>
      <text:p text:style-name="P5"/>
      <text:p text:style-name="P6">eviter les VAR et avoier au fonction</text:p>
      <text:p text:style-name="P6"/>
      <text:p text:style-name="P7">lien supprimer la galleri supprime tous les traveaux</text:p>
      <text:p text:style-name="P7">petit lien croix sur première vignette en hoover on affiche cette icône mais ne pas faire fonctionnel</text:p>
      <text:p text:style-name="P7"/>
      <text:p text:style-name="P9">voir si possible quand quitte le navigateur de logout auto 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24:15.287989537</meta:creation-date>
    <meta:generator>LibreOffice/7.3.7.2$Linux_X86_64 LibreOffice_project/30$Build-2</meta:generator>
    <dc:date>2023-02-13T10:13:25.283661156</dc:date>
    <meta:editing-duration>PT1H30M18S</meta:editing-duration>
    <meta:editing-cycles>9</meta:editing-cycles>
    <meta:document-statistic meta:table-count="0" meta:image-count="0" meta:object-count="0" meta:page-count="1" meta:paragraph-count="9" meta:word-count="108" meta:character-count="581" meta:non-whitespace-character-count="482"/>
  </office:meta>
</office:document-meta>
</file>